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GAK-2500">
            <text:p>GAK-2500</text:p>
          </table:table-cell>
          <table:table-cell office:value-type="float" office:value="53.89">
            <text:p>53.89</text:p>
          </table:table-cell>
          <table:table-cell office:value-type="float" office:value="-2.89">
            <text:p>-2.89</text:p>
          </table:table-cell>
          <table:table-cell office:value-type="float" office:value="3370.0">
            <text:p>337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7">
            <text:p>1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arnes1975,ZongTooley1996,ShennanEtal2018">
            <text:p>Barnes1975,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7">
            <text:p>Q-2787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4980.0">
            <text:p>498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8">
            <text:p>Q-2788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4710.0">
            <text:p>471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4">
            <text:p>Q-2784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5660.0">
            <text:p>566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4">
            <text:p>-1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3052">
            <text:p>HV-3052</text:p>
          </table:table-cell>
          <table:table-cell office:value-type="float" office:value="53.9">
            <text:p>53.9</text:p>
          </table:table-cell>
          <table:table-cell office:value-type="float" office:value="-2.89">
            <text:p>-2.89</text:p>
          </table:table-cell>
          <table:table-cell office:value-type="float" office:value="4900.0">
            <text:p>4900.0</text:p>
          </table:table-cell>
          <table:table-cell office:value-type="float" office:value="450.0">
            <text:p>4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6">
            <text:p>Q-2786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5130.0">
            <text:p>51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5">
            <text:p>Q-2785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5430.0">
            <text:p>54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2">
            <text:p>-0.7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5294">
            <text:p>HV-5294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6250.0">
            <text:p>625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7">
            <text:p>-2.8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3">
            <text:p>Q-2783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7150.0">
            <text:p>71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9">
            <text:p>-2.6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2">
            <text:p>Q-2782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7875.0">
            <text:p>787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8">
            <text:p>-3.88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3845">
            <text:p>HV-3845</text:p>
          </table:table-cell>
          <table:table-cell office:value-type="float" office:value="53.76">
            <text:p>53.76</text:p>
          </table:table-cell>
          <table:table-cell office:value-type="float" office:value="-3.02">
            <text:p>-3.02</text:p>
          </table:table-cell>
          <table:table-cell office:value-type="float" office:value="5005.0">
            <text:p>5005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7">
            <text:p>-1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3933">
            <text:p>HV-3933</text:p>
          </table:table-cell>
          <table:table-cell office:value-type="float" office:value="53.81">
            <text:p>53.81</text:p>
          </table:table-cell>
          <table:table-cell office:value-type="float" office:value="-3.03">
            <text:p>-3.03</text:p>
          </table:table-cell>
          <table:table-cell office:value-type="float" office:value="4800.0">
            <text:p>4800.0</text:p>
          </table:table-cell>
          <table:table-cell office:value-type="float" office:value="75.0">
            <text:p>7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2">
            <text:p>-2.0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3934">
            <text:p>HV-3934</text:p>
          </table:table-cell>
          <table:table-cell office:value-type="float" office:value="53.81">
            <text:p>53.81</text:p>
          </table:table-cell>
          <table:table-cell office:value-type="float" office:value="-3.03">
            <text:p>-3.03</text:p>
          </table:table-cell>
          <table:table-cell office:value-type="float" office:value="6535.0">
            <text:p>6535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3">
            <text:p>-4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4">
            <text:p>HV-4124</text:p>
          </table:table-cell>
          <table:table-cell office:value-type="float" office:value="53.75">
            <text:p>53.75</text:p>
          </table:table-cell>
          <table:table-cell office:value-type="float" office:value="-2.94">
            <text:p>-2.94</text:p>
          </table:table-cell>
          <table:table-cell office:value-type="float" office:value="5945.0">
            <text:p>5945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8">
            <text:p>-3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5">
            <text:p>HV-4125</text:p>
          </table:table-cell>
          <table:table-cell office:value-type="float" office:value="53.75">
            <text:p>53.75</text:p>
          </table:table-cell>
          <table:table-cell office:value-type="float" office:value="-2.94">
            <text:p>-2.94</text:p>
          </table:table-cell>
          <table:table-cell office:value-type="float" office:value="7605.0">
            <text:p>7605.0</text:p>
          </table:table-cell>
          <table:table-cell office:value-type="float" office:value="85.0">
            <text:p>8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3">
            <text:p>-6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6">
            <text:p>HV-4126</text:p>
          </table:table-cell>
          <table:table-cell office:value-type="float" office:value="53.75">
            <text:p>53.75</text:p>
          </table:table-cell>
          <table:table-cell office:value-type="float" office:value="-2.94">
            <text:p>-2.94</text:p>
          </table:table-cell>
          <table:table-cell office:value-type="float" office:value="6885.0">
            <text:p>688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7">
            <text:p>-4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7">
            <text:p>HV-4127</text:p>
          </table:table-cell>
          <table:table-cell office:value-type="float" office:value="53.75">
            <text:p>53.75</text:p>
          </table:table-cell>
          <table:table-cell office:value-type="float" office:value="-2.94">
            <text:p>-2.94</text:p>
          </table:table-cell>
          <table:table-cell office:value-type="float" office:value="6025.0">
            <text:p>6025.0</text:p>
          </table:table-cell>
          <table:table-cell office:value-type="float" office:value="85.0">
            <text:p>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8">
            <text:p>HV-4128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5775.0">
            <text:p>5775.0</text:p>
          </table:table-cell>
          <table:table-cell office:value-type="float" office:value="85.0">
            <text:p>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3">
            <text:p>-2.3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9">
            <text:p>HV-4129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5950.0">
            <text:p>5950.0</text:p>
          </table:table-cell>
          <table:table-cell office:value-type="float" office:value="85.0">
            <text:p>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30">
            <text:p>HV-4130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6245.0">
            <text:p>6245.0</text:p>
          </table:table-cell>
          <table:table-cell office:value-type="float" office:value="115.0">
            <text:p>11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7">
            <text:p>-2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31">
            <text:p>HV-4131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6290.0">
            <text:p>6290.0</text:p>
          </table:table-cell>
          <table:table-cell office:value-type="float" office:value="85.0">
            <text:p>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9">
            <text:p>-3.2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3">
            <text:p>HV-4343</text:p>
          </table:table-cell>
          <table:table-cell office:value-type="float" office:value="53.74">
            <text:p>53.74</text:p>
          </table:table-cell>
          <table:table-cell office:value-type="float" office:value="-3.01">
            <text:p>-3.01</text:p>
          </table:table-cell>
          <table:table-cell office:value-type="float" office:value="8390.0">
            <text:p>8390.0</text:p>
          </table:table-cell>
          <table:table-cell office:value-type="float" office:value="105.0">
            <text:p>10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94">
            <text:p>-14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4">
            <text:p>HV-4344</text:p>
          </table:table-cell>
          <table:table-cell office:value-type="float" office:value="53.76">
            <text:p>53.76</text:p>
          </table:table-cell>
          <table:table-cell office:value-type="float" office:value="-3.0">
            <text:p>-3.0</text:p>
          </table:table-cell>
          <table:table-cell office:value-type="float" office:value="4895.0">
            <text:p>4895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9">
            <text:p>-1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5">
            <text:p>HV-4345</text:p>
          </table:table-cell>
          <table:table-cell office:value-type="float" office:value="53.76">
            <text:p>53.76</text:p>
          </table:table-cell>
          <table:table-cell office:value-type="float" office:value="-3.0">
            <text:p>-3.0</text:p>
          </table:table-cell>
          <table:table-cell office:value-type="float" office:value="7820.0">
            <text:p>78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45">
            <text:p>-13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6">
            <text:p>HV-4346</text:p>
          </table:table-cell>
          <table:table-cell office:value-type="float" office:value="53.76">
            <text:p>53.76</text:p>
          </table:table-cell>
          <table:table-cell office:value-type="float" office:value="-3.0">
            <text:p>-3.0</text:p>
          </table:table-cell>
          <table:table-cell office:value-type="float" office:value="8575.0">
            <text:p>8575.0</text:p>
          </table:table-cell>
          <table:table-cell office:value-type="float" office:value="105.0">
            <text:p>10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01">
            <text:p>-14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9260">
            <text:p>HV-9260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2330.0">
            <text:p>233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3">
            <text:p>-0.7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7">
            <text:p>HV-4347</text:p>
          </table:table-cell>
          <table:table-cell office:value-type="float" office:value="53.93">
            <text:p>53.93</text:p>
          </table:table-cell>
          <table:table-cell office:value-type="float" office:value="-2.84">
            <text:p>-2.84</text:p>
          </table:table-cell>
          <table:table-cell office:value-type="float" office:value="4830.0">
            <text:p>483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2">
            <text:p>-1.72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417">
            <text:p>HV-4417</text:p>
          </table:table-cell>
          <table:table-cell office:value-type="float" office:value="53.76">
            <text:p>53.76</text:p>
          </table:table-cell>
          <table:table-cell office:value-type="float" office:value="-3.02">
            <text:p>-3.02</text:p>
          </table:table-cell>
          <table:table-cell office:value-type="float" office:value="805.0">
            <text:p>80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3">
            <text:p>1.6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708">
            <text:p>HV-4708</text:p>
          </table:table-cell>
          <table:table-cell office:value-type="float" office:value="53.74">
            <text:p>53.74</text:p>
          </table:table-cell>
          <table:table-cell office:value-type="float" office:value="-2.99">
            <text:p>-2.99</text:p>
          </table:table-cell>
          <table:table-cell office:value-type="float" office:value="1370.0">
            <text:p>137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2919">
            <text:p>HV-2919</text:p>
          </table:table-cell>
          <table:table-cell office:value-type="float" office:value="53.75">
            <text:p>53.75</text:p>
          </table:table-cell>
          <table:table-cell office:value-type="float" office:value="-2.99">
            <text:p>-2.99</text:p>
          </table:table-cell>
          <table:table-cell office:value-type="float" office:value="4960.0">
            <text:p>4960.0</text:p>
          </table:table-cell>
          <table:table-cell office:value-type="float" office:value="210.0">
            <text:p>2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7">
            <text:p>-0.8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2918">
            <text:p>HV-2918</text:p>
          </table:table-cell>
          <table:table-cell office:value-type="float" office:value="53.75">
            <text:p>53.75</text:p>
          </table:table-cell>
          <table:table-cell office:value-type="float" office:value="-2.99">
            <text:p>-2.99</text:p>
          </table:table-cell>
          <table:table-cell office:value-type="float" office:value="3150.0">
            <text:p>315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6">
            <text:p>-0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5215">
            <text:p>HV-5215</text:p>
          </table:table-cell>
          <table:table-cell office:value-type="float" office:value="53.74">
            <text:p>53.74</text:p>
          </table:table-cell>
          <table:table-cell office:value-type="float" office:value="-2.99">
            <text:p>-2.99</text:p>
          </table:table-cell>
          <table:table-cell office:value-type="float" office:value="1795.0">
            <text:p>1795.0</text:p>
          </table:table-cell>
          <table:table-cell office:value-type="float" office:value="240.0">
            <text:p>2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2">
            <text:p>-0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2916">
            <text:p>HV-2916</text:p>
          </table:table-cell>
          <table:table-cell office:value-type="float" office:value="53.75">
            <text:p>53.75</text:p>
          </table:table-cell>
          <table:table-cell office:value-type="float" office:value="-2.99">
            <text:p>-2.99</text:p>
          </table:table-cell>
          <table:table-cell office:value-type="float" office:value="2270.0">
            <text:p>2270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4">
            <text:p>-0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2917">
            <text:p>HV-2917</text:p>
          </table:table-cell>
          <table:table-cell office:value-type="float" office:value="53.75">
            <text:p>53.75</text:p>
          </table:table-cell>
          <table:table-cell office:value-type="float" office:value="-2.99">
            <text:p>-2.99</text:p>
          </table:table-cell>
          <table:table-cell office:value-type="float" office:value="3090.0">
            <text:p>3090.0</text:p>
          </table:table-cell>
          <table:table-cell office:value-type="float" office:value="135.0">
            <text:p>13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